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61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11cm" loext:decorative="false"/>
      <style:paragraph-properties style:writing-mode="lr-tb"/>
    </style:style>
    <style:style style:name="pr5" style:family="presentation" style:parent-style-name="Default-outline1">
      <style:graphic-properties fo:min-height="10.952cm" loext:decorative="false"/>
      <style:paragraph-properties style:writing-mode="lr-tb"/>
    </style:style>
    <style:style style:name="pr6" style:family="presentation" style:parent-style-name="Default-outline1">
      <style:graphic-properties fo:min-height="11.501cm" loext:decorative="false"/>
      <style:paragraph-properties style:writing-mode="lr-tb"/>
    </style:style>
    <style:style style:name="pr7" style:family="presentation" style:parent-style-name="Default-outline1">
      <style:graphic-properties fo:min-height="10.207cm" loext:decorative="false"/>
      <style:paragraph-properties style:writing-mode="lr-tb"/>
    </style:style>
    <style:style style:name="pr8" style:family="presentation" style:parent-style-name="Default-outline1">
      <style:graphic-properties draw:auto-grow-height="true" fo:min-height="7.612cm" loext:decorative="false"/>
      <style:paragraph-properties style:writing-mode="lr-tb"/>
    </style:style>
    <style:style style:name="pr9" style:family="presentation" style:parent-style-name="Default-outline1">
      <style:graphic-properties fo:min-height="10.538cm" loext:decorative="false"/>
      <style:paragraph-properties style:writing-mode="lr-tb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T1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Courier New"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The D Programming Language</text:p>
          </draw:text-box>
        </draw:frame>
        <draw:frame presentation:style-name="pr2" draw:text-style-name="P2" draw:layer="layout" svg:width="25.199cm" svg:height="7.612cm" svg:x="1.4cm" svg:y="3.685cm" presentation:class="subtitle">
          <draw:text-box>
            <text:p text:style-name="P1">Peter Chapin</text:p>
            <text:p text:style-name="P1">(Date Unknow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Overview</text:p>
          </draw:text-box>
        </draw:frame>
        <draw:frame presentation:style-name="pr4" draw:layer="layout" svg:width="25.199cm" svg:height="11.018cm" svg:x="1.4cm" svg:y="3.685cm" presentation:class="outline" presentation:user-transformed="true">
          <draw:text-box>
            <text:list text:style-name="L2">
              <text:list-item>
                <text:p>Like C++ with Java influences + extra</text:p>
                <text:list>
                  <text:list-item>
                    <text:p>C family syntax.</text:p>
                  </text:list-item>
                  <text:list-item>
                    <text:p>Provides low level concepts.</text:p>
                    <text:list>
                      <text:list-item>
                        <text:p>Bit manipulation (shifts, bit operators, etc)</text:p>
                      </text:list-item>
                      <text:list-item>
                        <text:p>Pointers</text:p>
                      </text:list-item>
                      <text:list-item>
                        <text:p>Structures (that are value types)</text:p>
                      </text:list-item>
                    </text:list>
                  </text:list-item>
                  <text:list-item>
                    <text:p>Provides high level concepts.</text:p>
                    <text:list>
                      <text:list-item>
                        <text:p>Classes (that are garbage collected reference types)</text:p>
                      </text:list-item>
                      <text:list-item>
                        <text:p>Templates and metaprogramming.</text:p>
                      </text:list-item>
                      <text:list-item>
                        <text:p>Nested functions, function literals.</text:p>
                      </text:list-item>
                      <text:list-item>
                        <text:p>Built in associative arrays, etc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Background</text:p>
          </draw:text-box>
        </draw:frame>
        <draw:frame presentation:style-name="pr5" draw:layer="layout" svg:width="25.199cm" svg:height="10.963cm" svg:x="1.4cm" svg:y="3.685cm" presentation:class="outline" presentation:user-transformed="true">
          <draw:text-box>
            <text:list text:style-name="L2">
              <text:list-item>
                <text:p>Created by Walter Bright</text:p>
                <text:list>
                  <text:list-item>
                    <text:p>... apparently as a reaction against ugly C++.</text:p>
                  </text:list-item>
                  <text:list-item>
                    <text:p>Sacrifice C compatiblity...</text:p>
                    <text:list>
                      <text:list-item>
                        <text:p>(D compiler cannot compile C programs)</text:p>
                      </text:list-item>
                    </text:list>
                  </text:list-item>
                  <text:list-item>
                    <text:p>... for the sake of a cleaner language.</text:p>
                  </text:list-item>
                  <text:list-item>
                    <text:p>Easily as rich and expressive as C++</text:p>
                    <text:list>
                      <text:list-item>
                        <text:p>... possibly more so.</text:p>
                      </text:list-item>
                    </text:list>
                  </text:list-item>
                </text:list>
              </text:list-item>
              <text:list-item>
                <text:p>Two versions.</text:p>
                <text:list>
                  <text:list-item>
                    <text:p>D1 is stable; compiler only getting bug fixes.</text:p>
                  </text:list-item>
                  <text:list-item>
                    <text:p>D2 is under development; not entirely compat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ample Date Class</text:p>
          </draw:text-box>
        </draw:frame>
        <draw:frame presentation:style-name="pr6" draw:layer="layout" svg:width="25.199cm" svg:height="11.543cm" svg:x="1.4cm" svg:y="3.685cm" presentation:class="outline" presentation:user-transformed="true">
          <draw:text-box>
            <text:list text:style-name="L2">
              <text:list-item>
                <text:p>Method to advance a date by one day.</text:p>
                <text:list>
                  <text:list-item>
                    <text:p><text:span text:style-name="T1">class</text:span><text:span text:style-name="T2"> Date {</text:span><text:span text:style-name="T2"><text:line-break/></text:span><text:span text:style-name="T2"> <text:s text:c="3"/></text:span><text:span text:style-name="T1">private</text:span><text:span text:style-name="T2"> </text:span><text:span text:style-name="T1">int</text:span><text:span text:style-name="T2"> day_m, month_m, year_m;</text:span><text:span text:style-name="T2"><text:line-break/></text:span><text:span text:style-name="T2"><text:line-break/></text:span><text:span text:style-name="T2"> <text:s text:c="3"/></text:span><text:span text:style-name="T1">void</text:span><text:span text:style-name="T2"> next()</text:span><text:span text:style-name="T2"><text:line-break/></text:span><text:span text:style-name="T2"> <text:s text:c="3"/>{</text:span><text:span text:style-name="T2"><text:line-break/></text:span><text:span text:style-name="T2"> <text:s text:c="7"/></text:span><text:span text:style-name="T1">if</text:span><text:span text:style-name="T2"> (day_m != days_in_month()) ++day_m;</text:span><text:span text:style-name="T2"><text:line-break/></text:span><text:span text:style-name="T2"> <text:s text:c="7"/></text:span><text:span text:style-name="T1">else</text:span><text:span text:style-name="T2"> {</text:span><text:span text:style-name="T2"><text:line-break/></text:span><text:span text:style-name="T2"> <text:s text:c="11"/>day_m = 1;</text:span><text:span text:style-name="T2"><text:line-break/></text:span><text:span text:style-name="T2"> <text:s text:c="11"/></text:span><text:span text:style-name="T1">if</text:span><text:span text:style-name="T2"> (month_m != 12) ++month_m;</text:span><text:span text:style-name="T2"><text:line-break/></text:span><text:span text:style-name="T2"> <text:s text:c="11"/></text:span><text:span text:style-name="T1">else</text:span><text:span text:style-name="T2"> {</text:span><text:span text:style-name="T2"><text:line-break/></text:span><text:span text:style-name="T2"> <text:s text:c="15"/>month_m = 1;</text:span><text:span text:style-name="T2"><text:line-break/></text:span><text:span text:style-name="T2"> <text:s text:c="15"/>++year_m;</text:span><text:span text:style-name="T2"><text:line-break/></text:span><text:span text:style-name="T2"> <text:s text:c="11"/>}</text:span><text:span text:style-name="T2"><text:line-break/></text:span><text:span text:style-name="T2"> <text:s text:c="7"/>}</text:span><text:span text:style-name="T2"><text:line-break/></text:span><text:span text:style-name="T2"> <text:s text:c="3"/>}</text:span><text:span text:style-name="T2"><text:line-break/></text:span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ontracts</text:p>
          </draw:text-box>
        </draw:frame>
        <draw:frame presentation:style-name="pr7" draw:layer="layout" svg:width="25.199cm" svg:height="10.904cm" svg:x="1.4cm" svg:y="3.685cm" presentation:class="outline" presentation:user-transformed="true">
          <draw:text-box>
            <text:list text:style-name="L2">
              <text:list-item>
                <text:p>Class invariants checked at each method call.</text:p>
                <text:list>
                  <text:list-item>
                    <text:p><text:span text:style-name="T1">class</text:span><text:span text:style-name="T2"> Date {</text:span><text:span text:style-name="T2"><text:line-break/></text:span><text:span text:style-name="T2"><text:line-break/></text:span><text:span text:style-name="T2"> <text:s text:c="3"/></text:span><text:span text:style-name="T1">invariant</text:span><text:span text:style-name="T2"> {</text:span><text:span text:style-name="T2"><text:line-break/></text:span><text:span text:style-name="T2"> <text:s text:c="5"/>assert( <text:s text:c="2"/>1 &lt;= month_m &amp;&amp; month_m &lt;= <text:s text:c="2"/>12);</text:span><text:span text:style-name="T2"><text:line-break/></text:span><text:span text:style-name="T2"> <text:s text:c="5"/>assert(1900 &lt;= year_m <text:s/>&amp;&amp; year_m <text:s/>&lt;= 2099);</text:span><text:span text:style-name="T2"><text:line-break/></text:span><text:span text:style-name="T2"> <text:s text:c="5"/></text:span><text:span text:style-name="T1">if</text:span><text:span text:style-name="T2"> (month_m != 2)</text:span><text:span text:style-name="T2"><text:line-break/></text:span><text:span text:style-name="T2"> <text:s text:c="7"/>assert(1 &lt;= day_m &amp;&amp;</text:span><text:span text:style-name="T2"><text:line-break/></text:span><text:span text:style-name="T2"> <text:s text:c="14"/>day_m &lt;= month_lengths[month_m – 1]);</text:span><text:span text:style-name="T2"><text:line-break/></text:span><text:span text:style-name="T2"> <text:s text:c="5"/></text:span><text:span text:style-name="T1">if</text:span><text:span text:style-name="T2"> (month_m == 2)</text:span><text:span text:style-name="T2"><text:line-break/></text:span><text:span text:style-name="T2"> <text:s text:c="7"/>assert(1 &lt;= day_m &amp;&amp; day_m &lt;= 29);</text:span><text:span text:style-name="T2"><text:line-break/></text:span><text:span text:style-name="T2"> <text:s text:c="5"/></text:span><text:span text:style-name="T1">if</text:span><text:span text:style-name="T2"> (month_m == 2 &amp;&amp; day_m == 29)</text:span><text:span text:style-name="T2"><text:line-break/></text:span><text:span text:style-name="T2"> <text:s text:c="7"/>assert(is_leap()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ontracts Continued</text:p>
          </draw:text-box>
        </draw:frame>
        <draw:frame presentation:style-name="pr8" draw:layer="layout" svg:width="25.199cm" svg:height="8.348cm" svg:x="1.4cm" svg:y="3.685cm" presentation:class="outline" presentation:user-transformed="true">
          <draw:text-box>
            <text:list text:style-name="L2">
              <text:list-item>
                <text:p>Pre and post conditions</text:p>
                <text:list>
                  <text:list-item>
                    <text:p><text:span text:style-name="T1">int</text:span><text:span text:style-name="T2"> f(</text:span><text:span text:style-name="T1">int</text:span><text:span text:style-name="T2"> x, </text:span><text:span text:style-name="T1">int</text:span><text:span text:style-name="T2"> y, Date d)</text:span><text:span text:style-name="T2"><text:line-break/></text:span><text:span text:style-name="T1">in</text:span><text:span text:style-name="T2"> {</text:span><text:span text:style-name="T2"><text:line-break/></text:span><text:span text:style-name="T2"> <text:s/>assert(y &gt;= 0 &amp;&amp; x &gt; y);</text:span><text:span text:style-name="T2"><text:line-break/></text:span><text:span text:style-name="T2"> <text:s/>assert(d != null);</text:span><text:span text:style-name="T2"><text:line-break/></text:span><text:span text:style-name="T2">}</text:span><text:span text:style-name="T2"><text:line-break/></text:span><text:span text:style-name="T1">out</text:span><text:span text:style-name="T2">(result) {</text:span><text:span text:style-name="T2"><text:line-break/></text:span><text:span text:style-name="T2"> <text:s/>assert(result &gt; 1);</text:span><text:span text:style-name="T2"><text:line-break/></text:span><text:span text:style-name="T2">}</text:span><text:span text:style-name="T2"><text:line-break/></text:span><text:span text:style-name="T1">body</text:span><text:span text:style-name="T2"> {</text:span><text:span text:style-name="T2"><text:line-break/></text:span><text:span text:style-name="T2"> <text:s/>// Normal execution of function f.</text:span><text:span text:style-name="T2"><text:line-break/></text:span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ummary</text:p>
          </draw:text-box>
        </draw:frame>
        <draw:frame presentation:style-name="pr9" draw:layer="layout" svg:width="25.199cm" svg:height="11.079cm" svg:x="1.4cm" svg:y="3.685cm" presentation:class="outline" presentation:user-transformed="true">
          <draw:text-box>
            <text:list text:style-name="L2">
              <text:list-item>
                <text:p>Interesting language</text:p>
                <text:list>
                  <text:list-item>
                    <text:p>Powerful, reasonably clean, interesting features.</text:p>
                  </text:list-item>
                </text:list>
              </text:list-item>
              <text:list-item>
                <text:p>Active community</text:p>
                <text:list>
                  <text:list-item>
                    <text:p><text:span text:style-name="T3"><text:a xlink:href="http://www.digitalmars.com/d/" xlink:type="simple">http://www.digitalmars.com/d/</text:a></text:span></text:p>
                  </text:list-item>
                  <text:list-item>
                    <text:p><text:span text:style-name="T3"><text:a xlink:href="http://www.dsource.org/" xlink:type="simple">http://www.dsource.org/</text:a></text:span></text:p>
                  </text:list-item>
                </text:list>
              </text:list-item>
              <text:list-item>
                <text:p>A bit haphazard</text:p>
                <text:list>
                  <text:list-item>
                    <text:p>Some features don't seem well coordinated.</text:p>
                  </text:list-item>
                  <text:list-item>
                    <text:p>Some features don't seem that useful.</text:p>
                  </text:list-item>
                </text:list>
              </text:list-item>
              <text:list-item>
                <text:p>Worth watc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7.612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1H29M1S</meta:editing-duration>
    <meta:editing-cycles>6</meta:editing-cycles>
    <meta:generator>LibreOffice/24.8.4.2$Windows_AARCH64 LibreOffice_project/bb3cfa12c7b1bf994ecc5649a80400d06cd71002</meta:generator>
    <dc:date>2025-01-02T21:29:26.043000000</dc:date>
    <meta:document-statistic meta:object-count="49"/>
  </office:meta>
</office:document-meta>
</file>